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style:style>
    <style:style style:name="P5" style:family="paragraph" style:parent-style-name="Standard">
      <style:text-properties style:font-name="Courier"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Bitstream Vera Serif" fo:font-style="normal" style:font-style-asian="normal" style:font-style-complex="normal"/>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List_20_Heading">
      <style:paragraph-properties fo:margin-left="0.3937in" fo:margin-right="0.3937in" fo:margin-top="0in" fo:margin-bottom="0.1965in" fo:text-indent="0in" style:auto-text-indent="false"/>
    </style:style>
    <style:style style:name="P11" style:family="paragraph" style:parent-style-name="List_20_Contents">
      <style:paragraph-properties fo:margin-left="0.7874in" fo:margin-right="0.3937in" fo:margin-top="0in" fo:margin-bottom="0.1965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Courier"/>
    </style:style>
    <style:style style:name="P14" style:family="paragraph" style:parent-style-name="Standard">
      <style:paragraph-properties fo:margin-left="0.4925in" fo:margin-right="0in" fo:text-indent="0in" style:auto-text-indent="false"/>
      <style:text-properties style:font-name="Bitstream Vera Serif"/>
    </style:style>
    <style:style style:name="P15" style:family="paragraph" style:parent-style-name="Standard">
      <style:paragraph-properties fo:margin-left="0.4925in" fo:margin-right="0in" fo:text-indent="0in" style:auto-text-indent="false"/>
      <style:text-properties fo:font-style="normal" style:font-style-asian="normal" style:font-style-complex="normal"/>
    </style:style>
    <style:style style:name="P16" style:family="paragraph" style:parent-style-name="Preformatted_20_Text">
      <style:paragraph-properties fo:margin-left="0.4925in" fo:margin-right="0in" fo:text-indent="0in" style:auto-text-indent="false"/>
      <style:text-properties style:font-name="Courier"/>
    </style:style>
    <style:style style:name="P17" style:family="paragraph" style:parent-style-name="Preformatted_20_Text">
      <style:paragraph-properties fo:margin-left="0.4925in" fo:margin-right="0in" fo:margin-top="0in" fo:margin-bottom="0.1965in" fo:text-indent="0in" style:auto-text-indent="false"/>
      <style:text-properties style:font-name="Courier"/>
    </style:style>
    <style:style style:name="P18" style:family="paragraph" style:parent-style-name="Standard">
      <style:paragraph-properties fo:margin-left="0.4925in" fo:margin-right="0in" fo:margin-top="0in" fo:margin-bottom="0.1965in" fo:text-indent="0in" style:auto-text-indent="false"/>
      <style:text-properties style:font-name="Courier"/>
    </style:style>
    <style:style style:name="P19" style:family="paragraph" style:parent-style-name="Standard">
      <style:paragraph-properties fo:margin-left="0.4925in" fo:margin-right="0in" fo:margin-top="0in" fo:margin-bottom="0.1965in" fo:text-indent="0in" style:auto-text-indent="false"/>
      <style:text-properties style:font-name="Bitstream Vera Serif"/>
    </style:style>
    <style:style style:name="P20"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1"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2"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Courier"/>
    </style:style>
    <style:style style:name="P24"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style:font-name="Courier"/>
    </style:style>
    <style:style style:name="P27" style:family="paragraph" style:parent-style-name="List_20_Contents">
      <style:paragraph-properties fo:margin-left="0in" fo:margin-right="0.3937in" fo:margin-top="0in" fo:margin-bottom="0.1965in" fo:text-indent="0in" style:auto-text-indent="false"/>
    </style:style>
    <style:style style:name="P28" style:family="paragraph" style:parent-style-name="Standard">
      <style:paragraph-properties fo:margin-left="0in" fo:margin-right="0in" fo:text-indent="0in" style:auto-text-indent="false"/>
      <style:text-properties style:font-name="Bitstream Vera Serif"/>
    </style:style>
    <style:style style:name="P29"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1"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style:font-name="Bitstream Vera Serif"/>
    </style:style>
    <style:style style:name="P34" style:family="paragraph" style:parent-style-name="Heading_20_3">
      <style:paragraph-properties fo:margin-left="0in" fo:margin-right="0in" fo:text-indent="0in" style:auto-text-indent="false"/>
      <style:text-properties style:font-name="Bitstream Vera Sans"/>
    </style:style>
    <style:style style:name="P35" style:family="paragraph" style:parent-style-name="Heading_20_3">
      <style:paragraph-properties fo:margin-left="0in" fo:margin-right="0in" fo:text-indent="0in" style:auto-text-indent="false" fo:break-before="page"/>
      <style:text-properties style:font-name="Bitstream Vera Sans"/>
    </style:style>
    <style:style style:name="P36" style:family="paragraph" style:parent-style-name="Text_20_body">
      <style:text-properties style:font-name="Courier"/>
    </style:style>
    <style:style style:name="P37" style:family="paragraph" style:parent-style-name="Text_20_body">
      <style:text-properties style:font-name="Bitstream Vera Serif"/>
    </style:style>
    <style:style style:name="P38" style:family="paragraph" style:parent-style-name="Heading_20_3">
      <style:text-properties style:font-name="Bitstream Vera Sans"/>
    </style:style>
    <style:style style:name="P39" style:family="paragraph" style:parent-style-name="List_20_Contents" style:list-style-name="L4">
      <style:paragraph-properties fo:margin-left="0in" fo:margin-right="0.3937in" fo:margin-top="0in" fo:margin-bottom="0.1965in" fo:text-indent="0in" style:auto-text-indent="false"/>
    </style:style>
    <style:style style:name="P40" style:family="paragraph" style:parent-style-name="List_20_Contents" style:list-style-name="L4">
      <style:paragraph-properties fo:margin-left="0in" fo:margin-right="0.3937in" fo:margin-top="0in" fo:margin-bottom="0.1965in" fo:text-indent="0in" style:auto-text-indent="false"/>
    </style:style>
    <style:style style:name="P41" style:family="paragraph" style:parent-style-name="List_20_Contents">
      <style:paragraph-properties fo:margin-left="0.7874in" fo:margin-right="0.3937in" fo:margin-top="0in" fo:margin-bottom="0.1965in" fo:text-indent="0in" style:auto-text-indent="false"/>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1">
      <style:paragraph-properties fo:margin-top="0in" fo:margin-bottom="0in"/>
    </style:style>
    <style:style style:name="P57"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58"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59"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60" style:family="paragraph" style:parent-style-name="Standard" style:list-style-name="L2"/>
    <style:style style:name="P61" style:family="paragraph" style:parent-style-name="Standard" style:list-style-name="L2"/>
    <style:style style:name="P62" style:family="paragraph" style:parent-style-name="Standard">
      <style:text-properties style:font-name="Courier" fo:font-weight="normal" style:font-weight-asian="normal" style:font-weight-complex="normal"/>
    </style:style>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style:font-name="Courier"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8-01-22T17:11:53">2008-01-22</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4">one Master Server running the full set of services.</text:p>
        </text:list-item>
        <text:list-item>
          <text:p text:style-name="P54">one Distributed Server running: </text:p>
          <text:list>
            <text:list-item>
              <text:p text:style-name="P54">proxy (sipXproxy)</text:p>
            </text:list-item>
            <text:list-item>
              <text:p text:style-name="P42">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0"><text:span text:style-name="T1">sipx1.example.com</text:span> for the Master Server</text:p>
        </text:list-item>
        <text:list-item>
          <text:p text:style-name="P60"><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3">Install the Master Server</text:p>
        </text:list-item>
        <text:list-item>
          <text:p text:style-name="P43">Configure DNS</text:p>
        </text:list-item>
        <text:list-item>
          <text:p text:style-name="P43">Create TLS/SSL certificates</text:p>
        </text:list-item>
        <text:list-item>
          <text:p text:style-name="P43">Install the Distributed Server</text:p>
        </text:list-item>
        <text:list-item>
          <text:p text:style-name="P43">Modify Configurations</text:p>
        </text:list-item>
      </text:list>
      <text:p text:style-name="Text_20_body">Each of these steps is detailed below.</text:p>
      <text:h text:style-name="Heading_20_2" text:outline-level="2"/>
      <text:h text:style-name="P8"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0">domain </text:p>
      <text:p text:style-name="P11">The domain record maps the SIP domain name to the proxy host names. </text:p>
      <text:p text:style-name="P10">registrar </text:p>
      <text:p text:style-name="P11">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1">sipx-dns</text:span> command on the Master Server; log in to the server, and execute:</text:p>
      <text:p text:style-name="Standard"/>
      <text:p text:style-name="P13">sipx-dns <text:span text:style-name="T4">sip-domain server-name</text:span>/server-<text:span text:style-name="T4">ip server-name</text:span>/server-<text:span text:style-name="T4">ip</text:span></text:p>
      <text:p text:style-name="Standard"/>
      <text:p text:style-name="Standard">substituting your names and IP addresses:</text:p>
      <text:p text:style-name="Standard"/>
      <text:p text:style-name="P12">sip-domain <text:s text:c="2"/></text:p>
      <text:p text:style-name="P25">Is the domain that will be used as the domain part of your SIP addresses. <text:s/>Typically, this will be your top level domain name (example.com).</text:p>
      <text:p text:style-name="Standard"/>
      <text:p text:style-name="P12">server-name/server-ip</text:p>
      <text:p text:style-name="P25">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9" text:outline-level="3">Example DNS Configuration</text:h>
      <text:p text:style-name="Text_20_body">For the example HA configuration, the DNS records can be generated by:</text:p>
      <text:p text:style-name="Standard"/>
      <text:p text:style-name="P13">sipx-dns example.com sipx1.example.com/10.1.1.50 sipx2.example.com/10.1.2.50</text:p>
      <text:p text:style-name="P3"/>
      <text:p text:style-name="P3">the output generated is:</text:p>
      <text:p text:style-name="P3"/>
      <text:p text:style-name="P5">;;;;;;;;;;;;;;;;;;;;;;;;;;;;;;;;;;;;;;;;;;;;;;;;;;;;;;;;;;;;;;;;</text:p>
      <text:p text:style-name="P5">; sipX Servers for SIP domain 'example.com'</text:p>
      <text:p text:style-name="P5">;;;;;;;;;;;;;;;;;;;;;;;;;;;;;;;;;;;;;;;;;;;;;;;;;;;;;;;;;;;;;;;;</text:p>
      <text:p text:style-name="P5">sipx1.example.com. <text:s text:c="5"/>IN <text:s text:c="5"/>A <text:s text:c="3"/>10.1.1.50</text:p>
      <text:p text:style-name="P5">sipx2.example.com. <text:s text:c="5"/>IN <text:s text:c="5"/>A <text:s text:c="3"/>10.1.2.50</text:p>
      <text:p text:style-name="P5"/>
      <text:p text:style-name="P5">example.com. <text:s text:c="11"/>IN <text:s text:c="5"/>NAPTR <text:s text:c="2"/>2 0 "s" "SIP+D2T" "" _sip._tcp.example.com.</text:p>
      <text:p text:style-name="P5">example.com. <text:s text:c="11"/>IN <text:s text:c="5"/>NAPTR <text:s text:c="2"/>2 0 "s" "SIP+D2U" "" _sip._udp.example.com.</text:p>
      <text:p text:style-name="P5"/>
      <text:p text:style-name="P5">_sip._tcp.example.com. <text:s/>IN <text:s text:c="5"/>SRV <text:s/>1 0 5060 sipx1.example.com.</text:p>
      <text:p text:style-name="P5">_sip._tcp.example.com. <text:s/>IN <text:s text:c="5"/>SRV <text:s/>1 0 5060 sipx2.example.com.</text:p>
      <text:p text:style-name="P5">_sip._udp.example.com. <text:s/>IN <text:s text:c="5"/>SRV <text:s/>1 0 5060 sipx1.example.com.</text:p>
      <text:p text:style-name="P5">_sip._udp.example.com. <text:s/>IN <text:s text:c="5"/>SRV <text:s/>1 0 5060 sipx2.example.com.</text:p>
      <text:p text:style-name="P5"/>
      <text:p text:style-name="P5">; sipx1.example.com routing for registry/redirect service</text:p>
      <text:p text:style-name="P5">_sip._tcp.rr.sipx1.example.com. IN <text:s text:c="2"/>SRV <text:s text:c="7"/>1 <text:s text:c="2"/>0 5070 sipx1.example.com.</text:p>
      <text:p text:style-name="P5">_sip._udp.rr.sipx1.example.com. IN <text:s text:c="2"/>SRV <text:s text:c="7"/>3 <text:s text:c="2"/>0 5070 sipx1.example.com.</text:p>
      <text:p text:style-name="P5">_sip._tcp.rr.sipx1.example.com. IN <text:s text:c="2"/>SRV <text:s text:c="7"/>2 100 5070 sipx2.example.com.</text:p>
      <text:p text:style-name="P5">_sip._udp.rr.sipx1.example.com. IN <text:s text:c="2"/>SRV <text:s text:c="7"/>4 100 5070 sipx2.example.com.</text:p>
      <text:p text:style-name="P5"/>
      <text:p text:style-name="P5">; sipx2.example.com routing for registry/redirect service</text:p>
      <text:p text:style-name="P5">_sip._tcp.rr.sipx2.example.com. IN <text:s text:c="2"/>SRV <text:s text:c="7"/>1 <text:s text:c="2"/>0 5070 sipx2.example.com.</text:p>
      <text:p text:style-name="P5">_sip._udp.rr.sipx2.example.com. IN <text:s text:c="2"/>SRV <text:s text:c="7"/>3 <text:s text:c="2"/>0 5070 sipx2.example.com.</text:p>
      <text:p text:style-name="P5">_sip._tcp.rr.sipx2.example.com. IN <text:s text:c="2"/>SRV <text:s text:c="7"/>2 100 5070 sipx1.example.com.</text:p>
      <text:p text:style-name="P5">_sip._udp.rr.sipx2.example.com. IN <text:s text:c="2"/>SRV <text:s text:c="7"/>4 100 5070 sipx1.example.com.</text:p>
      <text:p text:style-name="P5"/>
      <text:p text:style-name="P5">;;;;;;;;;;;;;;;;;;;;;;;;;;;;;;;;;;;;;;;;;;;;;;;;;;;;;;;;;;;;;;;;</text:p>
      <text:p text:style-name="Standard"/>
      <text:h text:style-name="P8" text:outline-level="2">Create TLS/SSL Certificates</text:h>
      <text:p text:style-name="P27">The synchronization of the replicated services in an HA configuration is secured by TLS, and requires that:</text:p>
      <text:list text:style-name="L4">
        <text:list-item>
          <text:p text:style-name="P39">the certificates for each system are signed by an authority trusted by each system.</text:p>
        </text:list-item>
        <text:list-item>
          <text:p text:style-name="P39">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2"/>
      <text:p text:style-name="P16">mkdir $HOME/sslkeys</text:p>
      <text:p text:style-name="P17">cd $HOME/sslkeys<text:line-break/>/usr/bin/ssl-cert/gen-ssl-keys.sh</text:p>
      <text:p text:style-name="P14">answer the questions, providing the name of your domain and the Master Server.</text:p>
      <text:p text:style-name="P14"/>
      <text:p text:style-name="Standard">To create a compatible certificate for the Distributed Server, in that same directory execute:</text:p>
      <text:p text:style-name="P4"/>
      <text:p text:style-name="P18">/usr/bin/ssl-cert/gen-ssl-keys.sh --csr</text:p>
      <text:p text:style-name="P19">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2">dist-server</text:span><text:span text:style-name="T3">.csr</text:span>, where <text:span text:style-name="T2">dist-server</text:span> is the name of the Distributed Server. <text:s/>To create the certificate for the Distributed Server, execute:</text:p>
      <text:p text:style-name="P18">/usr/bin/ssl-cert/gen-ssl-keys.sh –-sign <text:span text:style-name="T4">dist-server</text:span><text:span text:style-name="T5">.csr</text:span></text:p>
      <text:p text:style-name="P14">The above will produce the files:</text:p>
      <text:p text:style-name="P26"><text:span text:style-name="T4">dist-server</text:span>.key<text:line-break/><text:span text:style-name="T4">dist-server</text:span>.crt</text:p>
      <text:p text:style-name="P26"><text:span text:style-name="T4">caname</text:span>.crt</text:p>
      <text:p text:style-name="P14">where <text:span text:style-name="T2">dist-server</text:span> is the name you provided for the Distributed Server, and <text:span text:style-name="T2">caname</text:span> is the name you provided for the Certificate Authority. <text:s/>These three files must be copied to the Distributed Server when it is installed (see below).</text:p>
      <text:p text:style-name="P14"/>
      <text:p text:style-name="P28">Install the certificates and key for the Master Server by running the following as root in that directory:</text:p>
      <text:p text:style-name="P14"/>
      <text:p text:style-name="P13">/usr/bin/ssl-cert/install-cert.sh</text:p>
      <text:h text:style-name="Heading_20_2" text:outline-level="2"/>
      <text:h text:style-name="P8" text:outline-level="2">Install the Distributed Server</text:h>
      <text:p text:style-name="P6">Install the sipXpbx software on the Distributed Server normally. <text:s text:c="2"/>When you reach the step of generating the TLS/SSL certificate, rather than generating new certificates, copy <text:span text:style-name="T6">the files:</text:span></text:p>
      <text:p text:style-name="P7"/>
      <text:p text:style-name="P12"><text:span text:style-name="T2">dist-server</text:span><text:span text:style-name="T1">.key<text:line-break/></text:span><text:span text:style-name="T2">dist-server</text:span><text:span text:style-name="T1">.crt</text:span></text:p>
      <text:p text:style-name="P15"><text:span text:style-name="T2">caname</text:span><text:span text:style-name="T1">.crt</text:span> <text:s/></text:p>
      <text:p text:style-name="P15"/>
      <text:p text:style-name="P6">that you created on the Master Server to the Distributed Server and execute the following as root in the directory:</text:p>
      <text:p text:style-name="P14"/>
      <text:p text:style-name="P13">/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5">
        <text:list-item>
          <text:p text:style-name="P48">Disable non-replicated services on the Distributed Server.</text:p>
        </text:list-item>
        <text:list-item>
          <text:p text:style-name="P48">Configure routing for non-replicated services on the Distributed Server</text:p>
        </text:list-item>
        <text:list-item>
          <text:p text:style-name="P48">Configure the Master Server to manage the Distributed Server.</text:p>
        </text:list-item>
        <text:list-item>
          <text:p text:style-name="P48">Configure registry synchronization on both servers.</text:p>
        </text:list-item>
        <text:list-item>
          <text:p text:style-name="P48">Configure routing for redundant services on both servers.</text:p>
        </text:list-item>
        <text:list-item>
          <text:p text:style-name="P48">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6">
        <text:list-item>
          <text:list>
            <text:list-item>
              <text:p text:style-name="P57">registrar/redirect service (sipregistrar)</text:p>
            </text:list-item>
          </text:list>
        </text:list-item>
      </text:list>
      <text:list text:style-name="L7">
        <text:list-item>
          <text:list>
            <text:list-item>
              <text:p text:style-name="P58">proxy (sipXproxy)</text:p>
            </text:list-item>
          </text:list>
        </text:list-item>
      </text:list>
      <text:p text:style-name="P29"/>
      <text:p text:style-name="P29">To disable the other services, changes are needed in the process definition files; these are found in the <text:span text:style-name="T1">/etc/sipxpbx/process.d</text:span><text:span text:style-name="T6"> directory. <text:s/>There are 3 files in that directory that should be left unmodified</text:span>:</text:p>
      <text:p text:style-name="P29"/>
      <text:p text:style-name="P20">keepalive.process.xml</text:p>
      <text:p text:style-name="P20">sipXproxy.process.xml</text:p>
      <text:p text:style-name="P20">sipregistrar.process.xml</text:p>
      <text:p text:style-name="P21"/>
      <text:p text:style-name="P29">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2"/>
      <text:p text:style-name="P20">sipstatus.process.xml</text:p>
      <text:p text:style-name="P20">sipxacd.process.xml</text:p>
      <text:p text:style-name="P20">sipxconfig.process.xml</text:p>
      <text:p text:style-name="P20">sipxpark.process.xml</text:p>
      <text:p text:style-name="P20">sipxpresence.process.xml</text:p>
      <text:p text:style-name="P20">sipXvxml.process.xml</text:p>
      <text:p text:style-name="P30"/>
      <text:p text:style-name="P29">Edit each of the above files <text:span text:style-name="T8">on the Distributed Server. Each has an entry like this one:</text:span></text:p>
      <text:p text:style-name="P32"/>
      <text:p text:style-name="P59"><text:soft-page-break/>&lt;?xml version="1.0"?&gt;</text:p>
      <text:p text:style-name="P31">&lt;<text:span text:style-name="T9">watchdog-process</text:span> <text:span text:style-name="T10">enable=”tru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2">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31">&lt;<text:span text:style-name="T9">watchdog-process</text:span> <text:span text:style-name="T10">enable=”fals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2">Save the file, and then run the following command for each <text:s/>to check that the file is still valid (again, nothing printed means ok):</text:p>
      <text:p text:style-name="P24">sipx-validate-xml /etc/sipxpbx/process.d/<text:span text:style-name="T4">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23">CONFIG_SERVER_ADDR=${MY_IP_ADDR}</text:p>
      <text:p text:style-name="P23">MEDIA_SERVER_ADDR=${MY_IP_ADDR}</text:p>
      <text:p text:style-name="P23">STATUS_SERVER_ADDR=${MY_IP_ADDR}</text:p>
      <text:p text:style-name="P23">VOICEMAIL_SERVER_ADDR=${MY_IP_ADDR}</text:p>
      <text:p text:style-name="P23">VOICEMAIL_SERVER_HOSTNAME=${MY_IP_ADDR}</text:p>
      <text:p text:style-name="P23">ORBIT_SERVER_ADDR=${MY_IP_ADDR}</text:p>
      <text:p text:style-name="P23">PRESENCE_SERVER_ADDR=${MY_IP_ADDR}</text:p>
      <text:p text:style-name="Standard">on each of the above, replace <text:span text:style-name="T1">${MY_IP_ADDR}</text:span> with the fully qualified host name of your Master Server.</text:p>
      <text:p text:style-name="Standard"/>
      <text:h text:style-name="P9" text:outline-level="3">Configure the Master Server to manage the Distributed Server</text:h>
      <text:p text:style-name="Standard">On the Master Server, edit the file <text:span text:style-name="T1">/etc/sipxpbx/topology.xml.in</text:span>, which should look like:</text:p>
      <text:p text:style-name="Standard"/>
      <text:p text:style-name="P4">&lt;?xml version="1.0" ?&gt;</text:p>
      <text:p text:style-name="P4"/>
      <text:p text:style-name="P4">&lt;!-- This file defines the "topology" file that resides on the </text:p>
      <text:p text:style-name="P4"><text:s text:c="5"/>configuration server. <text:s/>This file acts as a registry/database for </text:p>
      <text:p text:style-name="P4"><text:s text:c="5"/>replication targets and remove process management agents --&gt;</text:p>
      <text:p text:style-name="P4"/>
      <text:p text:style-name="P4">&lt;!DOCTYPE topology [</text:p>
      <text:p text:style-name="P4"><text:s text:c="5"/>&lt;!ELEMENT topology (location+)&gt;</text:p>
      <text:p text:style-name="P4"><text:s text:c="5"/>&lt;!ELEMENT location (component+, replication_url, agent_url, sip_domain?)&gt;</text:p>
      <text:p text:style-name="P4"><text:s text:c="5"/>&lt;!ATTLIST location id CDATA #REQUIRED&gt;</text:p>
      <text:p text:style-name="P4"><text:s text:c="5"/>&lt;!ELEMENT component EMPTY&gt;</text:p>
      <text:p text:style-name="P4"><text:s text:c="5"/>&lt;!ATTLIST component id CDATA <text:s/>#REQUIRED&gt;</text:p>
      <text:p text:style-name="P4"><text:s text:c="5"/>&lt;!ATTLIST component type <text:s/>(media-server | config-server | comm-server) #REQUIRED&gt;</text:p>
      <text:p text:style-name="P4"><text:s text:c="5"/>&lt;!ELEMENT replication_url (#PCDATA)&gt;</text:p>
      <text:p text:style-name="P4"><text:s text:c="5"/>&lt;!ELEMENT agent_url (#PCDATA)&gt;</text:p>
      <text:p text:style-name="P4"><text:s text:c="5"/>&lt;!ELEMENT sip_domain (#PCDATA)&gt;</text:p>
      <text:p text:style-name="P4">]&gt;</text:p>
      <text:p text:style-name="P4"><text:s/></text:p>
      <text:p text:style-name="P4">&lt;topology&gt;</text:p>
      <text:p text:style-name="P4"><text:s text:c="3"/>&lt;location id="Config Server, Media Server and Comm Server"&gt;</text:p>
      <text:p text:style-name="P4"><text:s text:c="6"/>&lt;component id="MediaServer1" type="media-server" /&gt; <text:s text:c="8"/></text:p>
      <text:p text:style-name="P4"><text:s text:c="6"/>&lt;component id="CommServer1" <text:s/>type="comm-server" /&gt; <text:s text:c="8"/></text:p>
      <text:p text:style-name="P4"><text:s text:c="6"/>&lt;replication_url&gt;</text:p>
      <text:p text:style-name="P4"><text:s text:c="9"/>https://${MY_FULL_HOSTNAME}:${CONFIG_SERVER_HTTPS_PORT}/cgi-bin/replication/replication.cgi</text:p>
      <text:p text:style-name="P4"><text:s text:c="6"/>&lt;/replication_url&gt;</text:p>
      <text:p text:style-name="P4"><text:s text:c="6"/>&lt;agent_url&gt;</text:p>
      <text:p text:style-name="P4"><text:s text:c="9"/>https://${MY_FULL_HOSTNAME}:${WATCHDOG_SERVER_XMLRPC_PORT}/RPC2</text:p>
      <text:p text:style-name="P4"><text:s text:c="6"/>&lt;/agent_url&gt;</text:p>
      <text:p text:style-name="P4"><text:s text:c="3"/>&lt;/location&gt; <text:s text:c="5"/></text:p>
      <text:p text:style-name="P4"/>
      <text:p text:style-name="P4"><text:s text:c="3"/>&lt;!-- REMOVE THIS LINE TO ADD DISTRIBUTED SERVER </text:p>
      <text:p text:style-name="P4"><text:s text:c="3"/>&lt;location id="Distributed Comm Server"&gt;</text:p>
      <text:p text:style-name="P4"><text:s text:c="6"/>&lt;component id="CommServer2" <text:s/>type="comm-server" /&gt; <text:s text:c="8"/></text:p>
      <text:p text:style-name="P4"><text:s text:c="6"/>&lt;replication_url&gt;</text:p>
      <text:p text:style-name="P4"><text:s text:c="9"/>https://DISTRIBUTED_HOSTNAME:${CONFIG_SERVER_HTTPS_PORT}/cgi-bin/replication/replication.cgi</text:p>
      <text:p text:style-name="P4"><text:s text:c="6"/>&lt;/replication_url&gt;</text:p>
      <text:p text:style-name="P4"><text:s text:c="6"/>&lt;agent_url&gt;</text:p>
      <text:p text:style-name="P4"><text:s text:c="9"/>https://DISTRIBUTED_HOSTNAME:${WATCHDOG_SERVER_XMLRPC_PORT}/RPC2</text:p>
      <text:p text:style-name="P4"><text:s text:c="6"/>&lt;/agent_url&gt;</text:p>
      <text:p text:style-name="P4"><text:s text:c="3"/>&lt;/location&gt; <text:s text:c="2"/></text:p>
      <text:p text:style-name="P4"><text:s text:c="3"/>REMOVE THIS LINE TO ADD DISTRIBUTED SERVER --&gt;</text:p>
      <text:p text:style-name="P4">&lt;/topology&gt;</text:p>
      <text:p text:style-name="P4"/>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4"><text:s text:c="3"/>&lt;!-- REMOVE THIS LINE TO ADD DISTRIBUTED SERVER</text:p>
      <text:p text:style-name="P4">and</text:p>
      <text:p text:style-name="P4"><text:s text:c="3"/>REMOVE THIS LINE TO ADD DISTRIBUTED SERVER --&gt;</text:p>
      <text:p text:style-name="P4"/>
      <text:p text:style-name="Text_20_body"><text:soft-page-break/>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36"># See HaSetup.pdf for how to use the following</text:p>
      <text:p text:style-name="P36">#SIP_REGISTRAR_XMLRPC_PORT : 5077</text:p>
      <text:p text:style-name="P36">#SIP_REGISTRAR_NAME : ${MY_FULL_HOSTNAME}</text:p>
      <text:p text:style-name="P36">#SIP_REGISTRAR_SYNC_WITH : MASTER_HOSTNAME, DISTRIBUTED_HOSTNAME</text:p>
      <text:p text:style-name="P37">For each of the last three of these lines, delete the leading ‘#’ character (so that they begin ‘<text:span text:style-name="T1">SIP_REGISTRAR_</text:span>’).</text:p>
      <text:p text:style-name="P37">Replace <text:span text:style-name="T1">MASTER_HOSTNAME </text:span>and<text:span text:style-name="T1"> DISTRIBUTED_HOSTNAME </text:span>with the fully qualified host names of your Master and Distributed Servers.</text:p>
      <text:h text:style-name="P38" text:outline-level="3">Modify routing for redundant services on both servers</text:h>
      <text:p text:style-name="P37">On both the Master and Distributed Servers, edit the file <text:span text:style-name="T1">/etc/sipxpbx/config.defs</text:span></text:p>
      <text:p text:style-name="P37">Find the setting for:</text:p>
      <text:p text:style-name="P23">REGISTRAR_SERVER_SIP_SRV_OR_HOSTPORT</text:p>
      <text:p text:style-name="P37">and set it to:</text:p>
      <text:p text:style-name="P23">REGISTRAR_SERVER_SIP_SRV_OR_HOSTPORT=<text:span text:style-name="T11">rr.${MY_FULL_HOSTNAME}</text:span></text:p>
      <text:h text:style-name="P34" text:outline-level="3"/>
      <text:h text:style-name="P35" text:outline-level="3">Check that the domain and realm are the same on both servers</text:h>
      <text:p text:style-name="P33">In <text:span text:style-name="T1">/etc/sipxpbx/config.defs</text:span> there are two configuration assignments:</text:p>
      <text:p text:style-name="P23">SIPXCHANGE_DOMAIN_NAME=`hostname -f`</text:p>
      <text:p text:style-name="P23">SIPXCHANGE_REALM=`hostname -d`</text:p>
      <text:p text:style-name="P33">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8"/>
      <text:p text:style-name="P23">SIPXCHANGE_DOMAIN_NAME=”example.com”</text:p>
      <text:p text:style-name="P2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4"># syslogviewer -i &lt; /var/log/sipxpbx/sipregistrar.log</text:p>
      <text:p text:style-name="P4">2006-02-23T22:31:53.540094Z"</text:p>
      <text:p text:style-name="P4"><text:s text:c="3"/>:3:SIP:NOTICE:sipx1.example.com::00000000:SipRegistrar:</text:p>
      <text:p text:style-name="P4"><text:s text:c="3"/>SipRegistrar &gt;&gt;&gt;&gt;&gt;&gt;&gt;&gt;&gt;&gt;&gt;&gt;&gt;&gt;&gt;&gt; STARTED</text:p>
      <text:p text:style-name="P4">2006-02-23T22:31:53.542391Z"</text:p>
      <text:p text:style-name="P4"><text:s text:c="3"/>:19:SIP:NOTICE:sipx1.example.com::00000000:SipRegistrar:</text:p>
      <text:p text:style-name="P4"><text:s text:c="3"/>SipRegistrar::configurePeers: sipx2.example.com</text:p>
      <text:p text:style-name="P4">2006-02-2006-02-23T22:31:53.777835Z"</text:p>
      <text:p text:style-name="P4"><text:s text:c="3"/>:95:SIP:NOTICE:sipx1.example.com::B6BF5BB0:SipRegistrar:</text:p>
      <text:p text:style-name="P4"><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1-22T17:11:53</dc:date>
    <meta:editing-cycles>50</meta:editing-cycles>
    <meta:editing-duration>P2DT7H30M49S</meta:editing-duration>
    <meta:user-defined meta:name="Info 1"/>
    <meta:user-defined meta:name="Info 2"/>
    <meta:user-defined meta:name="Info 3"/>
    <meta:user-defined meta:name="Info 4"/>
    <meta:document-statistic meta:table-count="0" meta:image-count="0" meta:object-count="0" meta:page-count="9" meta:paragraph-count="220" meta:word-count="2270" meta:character-count="15190"/>
  </office:meta>
</office:document-meta>
</file>